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08cm" svg:height="2.794cm" svg:x="1.127cm" svg:y="25.892cm">
          <text:p text:style-name="P1">Cassandr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7.366cm" svg:height="2.667cm" svg:x="11.668cm" svg:y="24.495cm">
          <text:p text:style-name="P1">Ti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10.287cm" svg:height="2.413cm" svg:x="5.572cm" svg:y="19.542cm">
          <text:p text:style-name="P1">Storage Implement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0.287cm" svg:height="2.413cm" svg:x="5.699cm" svg:y="15.097cm">
          <text:p text:style-name="P1">Logik Implement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064cm" svg:height="2.921cm" svg:x="15.351cm" svg:y="8.62cm">
          <text:p text:style-name="P1">JBos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191cm" svg:height="2.921cm" svg:x="1.508cm" svg:y="8.112cm">
          <text:p text:style-name="P1">Plugin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7.239cm" svg:height="2.032cm" svg:x="7.858cm" svg:y="1.381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842cm" svg:y1="17.51cm" svg:x2="10.715cm" svg:y2="19.542cm" draw:start-shape="id1" draw:start-glue-point="2" draw:end-shape="id2" svg:d="m10842 17510-127 2032">
          <text:p text:style-name="P1">Storage Interface</text:p>
        </draw:connector>
        <draw:connector draw:style-name="gr2" draw:text-style-name="P1" draw:layer="layout" draw:type="line" svg:x1="10.715cm" svg:y1="21.955cm" svg:x2="15.351cm" svg:y2="24.495cm" draw:start-shape="id2" draw:start-glue-point="2" draw:end-shape="id3" draw:end-glue-point="5" svg:d="m10715 21955 4636 2540">
          <text:p text:style-name="P1">GraphDB interface</text:p>
        </draw:connector>
        <draw:connector draw:style-name="gr2" draw:text-style-name="P1" draw:layer="layout" draw:type="line" svg:x1="10.715cm" svg:y1="21.955cm" svg:x2="3.667cm" svg:y2="25.892cm" draw:start-shape="id2" draw:start-glue-point="2" draw:end-shape="id4" draw:end-glue-point="5" svg:d="m10715 21955-7048 3937">
          <text:p text:style-name="P1">KeyValueDB interface</text:p>
        </draw:connector>
        <draw:connector draw:style-name="gr3" draw:text-style-name="P1" draw:layer="layout" draw:type="line" svg:x1="15.351cm" svg:y1="27.162cm" svg:x2="6.207cm" svg:y2="27.289cm" draw:start-shape="id3" draw:start-glue-point="7" draw:end-shape="id4" svg:d="m15351 27162-9144 127">
          <text:p/>
        </draw:connector>
        <draw:connector draw:style-name="gr2" draw:text-style-name="P1" draw:layer="layout" draw:type="line" svg:x1="17.383cm" svg:y1="11.541cm" svg:x2="10.842cm" svg:y2="15.097cm" draw:start-shape="id5" draw:start-glue-point="2" draw:end-shape="id1" draw:end-glue-point="0" svg:d="m17383 11541-6541 3556">
          <text:p text:style-name="P1">JBoss modules or</text:p>
          <text:p text:style-name="P1">EAR packaging</text:p>
        </draw:connector>
        <draw:connector draw:style-name="gr2" draw:text-style-name="P1" draw:layer="layout" draw:type="line" svg:x1="3.603cm" svg:y1="11.033cm" svg:x2="10.842cm" svg:y2="15.097cm" draw:start-shape="id6" draw:start-glue-point="2" draw:end-shape="id1" draw:end-glue-point="0" svg:d="m3603 11033 7239 4064">
          <text:p text:style-name="P1">OSGi Bundle wrapping</text:p>
        </draw:connector>
        <draw:custom-shape draw:style-name="gr1" draw:text-style-name="P1" xml:id="id8" draw:id="id8" draw:layer="layout" svg:width="9.398cm" svg:height="1.143cm" svg:x="6.842cm" svg:y="4.048cm">
          <text:p text:style-name="P1">Client Plugi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477cm" svg:y1="3.413cm" svg:x2="11.541cm" svg:y2="4.048cm" draw:start-shape="id7" draw:start-glue-point="2" draw:end-shape="id8" draw:end-glue-point="0" svg:d="m11477 3413 64 635">
          <text:p/>
        </draw:connector>
        <draw:connector draw:style-name="gr3" draw:text-style-name="P1" draw:layer="layout" draw:type="line" svg:x1="11.541cm" svg:y1="5.191cm" svg:x2="3.603cm" svg:y2="8.112cm" draw:start-shape="id8" draw:start-glue-point="2" draw:end-shape="id6" draw:end-glue-point="0" svg:d="m11541 5191-7938 2921">
          <text:p/>
        </draw:connector>
        <draw:connector draw:style-name="gr2" draw:text-style-name="P1" draw:layer="layout" draw:type="line" svg:x1="11.541cm" svg:y1="5.191cm" svg:x2="17.383cm" svg:y2="8.62cm" draw:start-shape="id8" draw:start-glue-point="2" draw:end-shape="id5" draw:end-glue-point="0" svg:d="m11541 5191 5842 3429">
          <text:p text:style-name="P1">Plugins with REST-Clients and</text:p>
          <text:p text:style-name="P1">REST services on JBoss sit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k-Rainer Ludwig</meta:initial-creator>
    <meta:creation-date>2013-12-21T21:00:27</meta:creation-date>
    <dc:date>2013-12-21T21:06:32</dc:date>
    <dc:creator>Rick-Rainer Ludwig</dc:creator>
    <meta:editing-duration>P0D</meta:editing-duration>
    <meta:editing-cycles>1</meta:editing-cycles>
    <meta:document-statistic meta:object-count="17"/>
    <meta:generator>LibreOffice/3.6$Linux_X86_64 LibreOffice_project/da8c1e6-fd468f4-454e206-f42a4a9-143cfd</meta:generator>
  </office:meta>
</office:document-meta>
</file>